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0.569cm"/>
    </style:style>
    <style:style style:name="co14" style:family="table-column">
      <style:table-column-properties fo:break-before="auto" style:column-width="13.353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 table:number-rows-repeated="104824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00-00-00</text:date>, <text:time style:data-style-name="N2" text:time-value="13:26:44.964287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07T02:34:21.994301440</dc:date>
    <meta:editing-duration>P10DT4H26M49S</meta:editing-duration>
    <meta:editing-cycles>189</meta:editing-cycles>
    <meta:document-statistic meta:table-count="5" meta:cell-count="3340" meta:object-count="0"/>
  </office:meta>
</office:document-meta>
</file>